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69.8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103.41pt"/>
    </style:style>
    <style:style style:name="co10" style:family="table-column">
      <style:table-column-properties fo:break-before="auto" style:column-width="254.6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db94d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7a0cb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ccfb7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7da7d8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cd4d1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bee3d3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dfcce4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e0efd4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14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5" table:default-cell-style-name="ce2"/>
        <table:table-column table:style-name="co6" table:number-columns-repeated="1009" table:default-cell-style-name="ce2"/>
        <table:table-row table:style-name="ro1">
          <table:table-cell table:style-name="ce1" office:value-type="string" calcext:value-type="string">
            <text:p>Contacts</text:p>
          </table:table-cell>
          <table:table-cell table:style-name="ce3" office:value-type="string" calcext:value-type="string">
            <text:p>Users</text:p>
          </table:table-cell>
          <table:table-cell table:style-name="ce4" office:value-type="string" calcext:value-type="string">
            <text:p>Passwords</text:p>
          </table:table-cell>
          <table:table-cell table:style-name="ce5" office:value-type="string" calcext:value-type="string">
            <text:p>Categories</text:p>
          </table:table-cell>
          <table:table-cell table:style-name="ce6" office:value-type="string" calcext:value-type="string">
            <text:p>Products</text:p>
          </table:table-cell>
          <table:table-cell table:style-name="ce13" office:value-type="string" calcext:value-type="string">
            <text:p>ProductAccesories</text:p>
          </table:table-cell>
          <table:table-cell table:style-name="ce16" office:value-type="string" calcext:value-type="string">
            <text:p>ProductCategories</text:p>
          </table:table-cell>
          <table:table-cell table:style-name="ce18" office:value-type="string" calcext:value-type="string">
            <text:p>Presupuestos</text:p>
          </table:table-cell>
          <table:table-cell table:style-name="ce19" office:value-type="string" calcext:value-type="string">
            <text:p>Clients</text:p>
          </table:table-cell>
          <table:table-cell table:style-name="ce20" office:value-type="string" calcext:value-type="string">
            <text:p>PresupuestoProduc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passwordId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productAccesoryId</text:p>
          </table:table-cell>
          <table:table-cell office:value-type="string" calcext:value-type="string">
            <text:p>productCategoryId</text:p>
          </table:table-cell>
          <table:table-cell office:value-type="string" calcext:value-type="string">
            <text:p>presupuestoId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presupuestoProduct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edDate</text:p>
          </table:table-cell>
          <table:table-cell office:value-type="string" calcext:value-type="string">
            <text:p>userEmail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categoryName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lientId</text:p>
          </table:table-cell>
          <table:table-cell office:value-type="string" calcext:value-type="string">
            <text:p>contactId</text:p>
          </table:table-cell>
          <table:table-cell office:value-type="string" calcext:value-type="string">
            <text:p>presupuest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Name</text:p>
          </table:table-cell>
          <table:table-cell office:value-type="string" calcext:value-type="string">
            <text:p>userFirstName</text:p>
          </table:table-cell>
          <table:table-cell office:value-type="string" calcext:value-type="string">
            <text:p>passwordHash</text:p>
          </table:table-cell>
          <table:table-cell/>
          <table:table-cell office:value-type="string" calcext:value-type="string">
            <text:p>productPrice</text:p>
          </table:table-cell>
          <table:table-cell office:value-type="string" calcext:value-type="string">
            <text:p>productId2</text:p>
          </table:table-cell>
          <table:table-cell office:value-type="string" calcext:value-type="string">
            <text:p>categoryId</text:p>
          </table:table-cell>
          <table:table-cell/>
          <table:table-cell office:value-type="string" calcext:value-type="string">
            <text:p>clientCuit</text:p>
          </table:table-cell>
          <table:table-cell office:value-type="string" calcext:value-type="string">
            <text:p>product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Email</text:p>
          </table:table-cell>
          <table:table-cell office:value-type="string" calcext:value-type="string">
            <text:p>userLastName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productDisc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Phone</text:p>
          </table:table-cell>
          <table:table-cell office:value-type="string" calcext:value-type="string">
            <text:p>userAddress1</text:p>
          </table:table-cell>
          <table:table-cell table:number-columns-repeated="7"/>
          <table:table-cell office:value-type="string" calcext:value-type="string">
            <text:p>productQua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actTimeToContact</text:p>
          </table:table-cell>
          <table:table-cell office:value-type="string" calcext:value-type="string">
            <text:p>userAddre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xt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1"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categoryId</text:p>
          </table:table-cell>
          <table:table-cell office:value-type="string" calcext:value-type="string">
            <text:p>category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S CORTAFUEG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ERRAJERIAS PUERTAS CORTAFUEGO</text:p>
          </table:table-cell>
        </table:table-row>
      </table:table>
      <table:table table:name="ProductCategories" table:style-name="ta1">
        <table:table-column table:style-name="co8" table:default-cell-style-name="Default"/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productCategoryId</text:p>
          </table:table-cell>
          <table:table-cell office:value-type="string" calcext:value-type="string">
            <text:p>productId</text:p>
          </table:table-cell>
          <table:table-cell office:value-type="string" calcext:value-type="string">
            <text:p>categoryId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</table:table>
      <table:table table:name="ProductAccesories" table:style-name="ta1">
        <table:table-column table:style-name="co9" table:default-cell-style-name="Default"/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productAccesoryId</text:p>
          </table:table-cell>
          <table:table-cell office:value-type="string" calcext:value-type="string">
            <text:p>productId1</text:p>
          </table:table-cell>
          <table:table-cell office:value-type="string" calcext:value-type="string">
            <text:p>productId2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Products" table:style-name="ta1">
        <table:table-column table:style-name="co2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roductId</text:p>
          </table:table-cell>
          <table:table-cell office:value-type="string" calcext:value-type="string">
            <text:p>productName</text:p>
          </table:table-cell>
          <table:table-cell office:value-type="string" calcext:value-type="string">
            <text:p>productPric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ERTA RF30 0700X2000MM PL, 08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UERTA RF30 0800X2000MM PL, 0900X2050 MT</text:p>
          </table:table-cell>
          <table:table-cell office:value-type="float" office:value="6103" calcext:value-type="float">
            <text:p>610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ERTA RF30 0900X2000MM PL, 1000X2050 MT</text:p>
          </table:table-cell>
          <table:table-cell office:value-type="float" office:value="6603" calcext:value-type="float">
            <text:p>66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ERTA RF30 1000X2000MM PL, 1100X2050 MT</text:p>
          </table:table-cell>
          <table:table-cell office:value-type="float" office:value="7103" calcext:value-type="float">
            <text:p>7103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ERTA RF30 1100X2000MM PL, 1200X2050 MT</text:p>
          </table:table-cell>
          <table:table-cell office:value-type="float" office:value="7603" calcext:value-type="float">
            <text:p>760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ERTA RF30 1200X2000MM PL, 1300X2050 MT</text:p>
          </table:table-cell>
          <table:table-cell office:value-type="float" office:value="8192" calcext:value-type="float">
            <text:p>8192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UERTA RF30 1300X2000MM PL, 1400X2050 MT</text:p>
          </table:table-cell>
          <table:table-cell office:value-type="float" office:value="9092" calcext:value-type="float">
            <text:p>909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UERTA RF30 1400X2000MM PL, 1500X2050 MT</text:p>
          </table:table-cell>
          <table:table-cell office:value-type="float" office:value="9992" calcext:value-type="float">
            <text:p>999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UERTA RF30 1500X2000MM PL, 1600X2050 MT</text:p>
          </table:table-cell>
          <table:table-cell office:value-type="float" office:value="10892" calcext:value-type="float">
            <text:p>1089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UERTA RF30 1600X2000MM PL, 1700X2050 MT</text:p>
          </table:table-cell>
          <table:table-cell office:value-type="float" office:value="11792" calcext:value-type="float">
            <text:p>11792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UERTA RF30 1700X2000MM PL, 1800X2050 MT</text:p>
          </table:table-cell>
          <table:table-cell office:value-type="float" office:value="12692" calcext:value-type="float">
            <text:p>1269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UERTA RF30 1800X2000MM PL, 1900X2050 MT</text:p>
          </table:table-cell>
          <table:table-cell office:value-type="float" office:value="13592" calcext:value-type="float">
            <text:p>13592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UERTA RF30 1900X2000MM PL, 2000X2050 MT</text:p>
          </table:table-cell>
          <table:table-cell office:value-type="float" office:value="14492" calcext:value-type="float">
            <text:p>14492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PUERTA RF30 2000X2000MM PL, 2100X2050 MT</text:p>
          </table:table-cell>
          <table:table-cell office:value-type="float" office:value="15392" calcext:value-type="float">
            <text:p>15392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PUERTA RF30 2100X2000MM PL, 2200X2050 MT</text:p>
          </table:table-cell>
          <table:table-cell office:value-type="float" office:value="16292" calcext:value-type="float">
            <text:p>16292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PUERTA RF30 2200X2000MM PL, 2300X2050 MT</text:p>
          </table:table-cell>
          <table:table-cell office:value-type="float" office:value="17292" calcext:value-type="float">
            <text:p>1729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PUERTA RF30 2300X2000MM PL, 2400X2050 MT</text:p>
          </table:table-cell>
          <table:table-cell office:value-type="float" office:value="18292" calcext:value-type="float">
            <text:p>18292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PUERTA RF30 2400X2000MM PL, 2500X2050 MT</text:p>
          </table:table-cell>
          <table:table-cell office:value-type="float" office:value="19292" calcext:value-type="float">
            <text:p>19292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UERTA RF60 0700X2000MM PL, 08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ERTA RF60 0800X2000MM PL, 0900X2050 MT</text:p>
          </table:table-cell>
          <table:table-cell office:value-type="float" office:value="6530" calcext:value-type="float">
            <text:p>653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UERTA RF60 0900X2000MM PL, 1000X2050 MT</text:p>
          </table:table-cell>
          <table:table-cell office:value-type="float" office:value="7030" calcext:value-type="float">
            <text:p>7030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UERTA RF60 1000X2000MM PL, 1100X2050 MT</text:p>
          </table:table-cell>
          <table:table-cell office:value-type="float" office:value="7530" calcext:value-type="float">
            <text:p>7530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UERTA RF60 1100X2000MM PL, 1200X2050 MT</text:p>
          </table:table-cell>
          <table:table-cell office:value-type="float" office:value="8030" calcext:value-type="float">
            <text:p>8030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UERTA RF60 1200X2000MM PL, 1300X2050 MT</text:p>
          </table:table-cell>
          <table:table-cell office:value-type="float" office:value="9460" calcext:value-type="float">
            <text:p>946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UERTA RF60 1300X2000MM PL, 1400X2050 MT</text:p>
          </table:table-cell>
          <table:table-cell office:value-type="float" office:value="10360" calcext:value-type="float">
            <text:p>1036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ERTA RF60 1400X2000MM PL, 1500X2050 MT</text:p>
          </table:table-cell>
          <table:table-cell office:value-type="float" office:value="11260" calcext:value-type="float">
            <text:p>11260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UERTA RF60 1500X2000MM PL, 1600X2050 MT</text:p>
          </table:table-cell>
          <table:table-cell office:value-type="float" office:value="12160" calcext:value-type="float">
            <text:p>12160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UERTA RF60 1600X2000MM PL, 1700X2050 MT</text:p>
          </table:table-cell>
          <table:table-cell office:value-type="float" office:value="13060" calcext:value-type="float">
            <text:p>13060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UERTA RF60 1700X2000MM PL, 1800X2050 MT</text:p>
          </table:table-cell>
          <table:table-cell office:value-type="float" office:value="13960" calcext:value-type="float">
            <text:p>13960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UERTA RF60 1800X2000MM PL, 1900X2050 MT</text:p>
          </table:table-cell>
          <table:table-cell office:value-type="float" office:value="14860" calcext:value-type="float">
            <text:p>148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UERTA RF60 1900X2000MM PL, 2000X2050 MT</text:p>
          </table:table-cell>
          <table:table-cell office:value-type="float" office:value="15760" calcext:value-type="float">
            <text:p>1576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UERTA RF60 2000X2000MM PL, 2100X2050 MT</text:p>
          </table:table-cell>
          <table:table-cell office:value-type="float" office:value="16660" calcext:value-type="float">
            <text:p>16660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UERTA RF60 2100X2000MM PL, 2200X2050 MT</text:p>
          </table:table-cell>
          <table:table-cell office:value-type="float" office:value="17560" calcext:value-type="float">
            <text:p>17560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UERTA RF60 2200X2000MM PL, 2300X2050 MT</text:p>
          </table:table-cell>
          <table:table-cell office:value-type="float" office:value="18560" calcext:value-type="float">
            <text:p>18560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UERTA RF60 2300X2000MM PL, 2400X2050 MT</text:p>
          </table:table-cell>
          <table:table-cell office:value-type="float" office:value="19560" calcext:value-type="float">
            <text:p>1956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UERTA RF60 2400X2000MM PL, 2500X2050 MT</text:p>
          </table:table-cell>
          <table:table-cell office:value-type="float" office:value="20560" calcext:value-type="float">
            <text:p>2056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UERTA RF90 0700X2000MM PL, 08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UERTA RF90 0800X2000MM PL, 0900X2050 MT</text:p>
          </table:table-cell>
          <table:table-cell office:value-type="float" office:value="11870" calcext:value-type="float">
            <text:p>1187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ERTA RF90 0900X2000MM PL, 1000X2050 MT</text:p>
          </table:table-cell>
          <table:table-cell office:value-type="float" office:value="12770" calcext:value-type="float">
            <text:p>1277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UERTA RF90 1000X2000MM PL, 1100X2050 MT</text:p>
          </table:table-cell>
          <table:table-cell office:value-type="float" office:value="13670" calcext:value-type="float">
            <text:p>13670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UERTA RF90 1100X2000MM PL, 1200X2050 MT</text:p>
          </table:table-cell>
          <table:table-cell office:value-type="float" office:value="14570" calcext:value-type="float">
            <text:p>1457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UERTA RF90 1200X2000MM PL, 1300X2050 MT</text:p>
          </table:table-cell>
          <table:table-cell office:value-type="float" office:value="16295" calcext:value-type="float">
            <text:p>16295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UERTA RF90 1300X2000MM PL, 1400X2050 MT</text:p>
          </table:table-cell>
          <table:table-cell office:value-type="float" office:value="18095" calcext:value-type="float">
            <text:p>18095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UERTA RF90 1400X2000MM PL, 1500X2050 MT</text:p>
          </table:table-cell>
          <table:table-cell office:value-type="float" office:value="19895" calcext:value-type="float">
            <text:p>19895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UERTA RF90 1500X2000MM PL, 1600X2050 MT</text:p>
          </table:table-cell>
          <table:table-cell office:value-type="float" office:value="21695" calcext:value-type="float">
            <text:p>21695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UERTA RF90 1600X2000MM PL, 1700X2050 MT</text:p>
          </table:table-cell>
          <table:table-cell office:value-type="float" office:value="23495" calcext:value-type="float">
            <text:p>23495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UERTA RF90 1700X2000MM PL, 1800X2050 MT</text:p>
          </table:table-cell>
          <table:table-cell office:value-type="float" office:value="25295" calcext:value-type="float">
            <text:p>25295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UERTA RF90 1800X2000MM PL, 1900X2050 MT</text:p>
          </table:table-cell>
          <table:table-cell office:value-type="float" office:value="27095" calcext:value-type="float">
            <text:p>27095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UERTA RF90 1900X2000MM PL, 2000X2050 MT</text:p>
          </table:table-cell>
          <table:table-cell office:value-type="float" office:value="28895" calcext:value-type="float">
            <text:p>28895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UERTA RF90 2000X2000MM PL, 2100X2050 MT</text:p>
          </table:table-cell>
          <table:table-cell office:value-type="float" office:value="30695" calcext:value-type="float">
            <text:p>30695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UERTA RF90 2100X2000MM PL, 2200X2050 MT</text:p>
          </table:table-cell>
          <table:table-cell office:value-type="float" office:value="32495" calcext:value-type="float">
            <text:p>32495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ERTA RF90 2200X2000MM PL, 2300X2050 MT</text:p>
          </table:table-cell>
          <table:table-cell office:value-type="float" office:value="34401" calcext:value-type="float">
            <text:p>3440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UERTA RF90 2300X2000MM PL, 2400X2050 MT</text:p>
          </table:table-cell>
          <table:table-cell office:value-type="float" office:value="36418" calcext:value-type="float">
            <text:p>36418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UERTA RF90 2400X2000MM PL, 2500X2050 MT</text:p>
          </table:table-cell>
          <table:table-cell office:value-type="float" office:value="38554" calcext:value-type="float">
            <text:p>38554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UERTA RF120 0700X2000MM PL, 08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UERTA RF120 0800X2000MM PL, 0900X2050 MT</text:p>
          </table:table-cell>
          <table:table-cell office:value-type="float" office:value="12285" calcext:value-type="float">
            <text:p>12285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UERTA RF120 0900X2000MM PL, 1000X2050 MT</text:p>
          </table:table-cell>
          <table:table-cell office:value-type="float" office:value="13185" calcext:value-type="float">
            <text:p>13185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UERTA RF120 1000X2000MM PL, 1100X2050 MT</text:p>
          </table:table-cell>
          <table:table-cell office:value-type="float" office:value="14085" calcext:value-type="float">
            <text:p>14085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UERTA RF120 1100X2000MM PL, 1200X2050 MT</text:p>
          </table:table-cell>
          <table:table-cell office:value-type="float" office:value="14985" calcext:value-type="float">
            <text:p>14985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UERTA RF120 1200X2000MM PL, 1300X2050 MT</text:p>
          </table:table-cell>
          <table:table-cell office:value-type="float" office:value="18055" calcext:value-type="float">
            <text:p>1805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UERTA RF120 1300X2000MM PL, 1400X2050 MT</text:p>
          </table:table-cell>
          <table:table-cell office:value-type="float" office:value="19855" calcext:value-type="float">
            <text:p>19855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UERTA RF120 1400X2000MM PL, 1500X2050 MT</text:p>
          </table:table-cell>
          <table:table-cell office:value-type="float" office:value="21655" calcext:value-type="float">
            <text:p>21655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UERTA RF120 1500X2000MM PL, 1600X2050 MT</text:p>
          </table:table-cell>
          <table:table-cell office:value-type="float" office:value="23455" calcext:value-type="float">
            <text:p>23455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UERTA RF120 1600X2000MM PL, 1700X2050 MT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UERTA RF120 1700X2000MM PL, 1800X2050 MT</text:p>
          </table:table-cell>
          <table:table-cell office:value-type="float" office:value="27055" calcext:value-type="float">
            <text:p>27055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UERTA RF120 1800X2000MM PL, 1900X2050 MT</text:p>
          </table:table-cell>
          <table:table-cell office:value-type="float" office:value="28855" calcext:value-type="float">
            <text:p>28855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UERTA RF120 1900X2000MM PL, 2000X2050 MT</text:p>
          </table:table-cell>
          <table:table-cell office:value-type="float" office:value="30655" calcext:value-type="float">
            <text:p>30655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UERTA RF120 2000X2000MM PL, 2100X2050 MT</text:p>
          </table:table-cell>
          <table:table-cell office:value-type="float" office:value="32455" calcext:value-type="float">
            <text:p>32455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UERTA RF120 2100X2000MM PL, 2200X2050 MT</text:p>
          </table:table-cell>
          <table:table-cell office:value-type="float" office:value="34255" calcext:value-type="float">
            <text:p>34255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UERTA RF120 2200X2000MM PL, 2300X2050 MT</text:p>
          </table:table-cell>
          <table:table-cell office:value-type="float" office:value="36155" calcext:value-type="float">
            <text:p>36155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UERTA RF120 2300X2000MM PL, 2400X2050 MT</text:p>
          </table:table-cell>
          <table:table-cell office:value-type="float" office:value="38160" calcext:value-type="float">
            <text:p>3816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UERTA RF120 2400X2000MM PL, 2500X2050 MT</text:p>
          </table:table-cell>
          <table:table-cell office:value-type="float" office:value="40276" calcext:value-type="float">
            <text:p>40276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BARRAL ANTIPANICO SIMPLE PUSH</text:p>
          </table:table-cell>
          <table:table-cell office:value-type="float" office:value="1405" calcext:value-type="float">
            <text:p>1405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BARRAL ANTIPANICO SIMPLE C/ FALLEBA</text:p>
          </table:table-cell>
          <table:table-cell office:value-type="float" office:value="3035" calcext:value-type="float">
            <text:p>30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BARRAL ANIPANICO SIMPLE PUSH C/ MICRO</text:p>
          </table:table-cell>
          <table:table-cell office:value-type="float" office:value="2190" calcext:value-type="float">
            <text:p>2190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BARRAL ANTIPANICO SIMPLE PUSH C/FALLEBA C/MICRO</text:p>
          </table:table-cell>
          <table:table-cell office:value-type="float" office:value="3635" calcext:value-type="float">
            <text:p>3635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BARRAL ANTIPANICO TOUCH (TECLA)</text:p>
          </table:table-cell>
          <table:table-cell office:value-type="float" office:value="2135" calcext:value-type="float">
            <text:p>2135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OMO EXTERIOR P/ ANTIPANICO C/LLAVE NEGRO</text:p>
          </table:table-cell>
          <table:table-cell office:value-type="float" office:value="2920" calcext:value-type="float">
            <text:p>292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CIERRAPUERTA HIDRAULICO</text:p>
          </table:table-cell>
          <table:table-cell office:value-type="float" office:value="965" calcext:value-type="float">
            <text:p>9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  <number:text>.</number:text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6P1" style:volatile="true">
      <number:currency-symbol number:language="en" number:country="US">$</number:currency-symbol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6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/00/0000</text:date>, <text:time style:data-style-name="N2" text:time-value="09:31:57.069898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7:56:50.378437130</meta:creation-date>
    <dc:date>2018-02-07T09:44:39.833290327</dc:date>
    <meta:editing-duration>PT1H20M7S</meta:editing-duration>
    <meta:editing-cycles>16</meta:editing-cycles>
    <meta:generator>LibreOffice/5.4.2.2$Linux_X86_64 LibreOffice_project/40m0$Build-2</meta:generator>
    <meta:document-statistic meta:table-count="5" meta:cell-count="599" meta:object-count="0"/>
  </office:meta>
</office:document-meta>
</file>